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map style:condition="cell-content()&lt;0" style:apply-style-name="Accent" style:base-cell-address="Sheet1.I25"/>
      <style:map style:condition="cell-content()=0" style:apply-style-name="Accent" style:base-cell-address="Sheet1.I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2</text:p>
          </table:table-cell>
          <table:table-cell/>
          <table:table-cell office:value-type="string" calcext:value-type="string">
            <text:p>converted 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2]/255" office:value-type="float" office:value="0" calcext:value-type="float">
            <text:p>0</text:p>
          </table:table-cell>
          <table:table-cell/>
          <table:table-cell table:formula="of:=[.D2]/255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I2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3]/255" office:value-type="float" office:value="1" calcext:value-type="float">
            <text:p>1</text:p>
          </table:table-cell>
          <table:table-cell/>
          <table:table-cell table:formula="of:=[.D3]/255" office:value-type="float" office:value="1" calcext:value-type="float">
            <text:p>1</text:p>
          </table:table-cell>
          <table:table-cell table:formula="of:=([.A3]/127)-1" office:value-type="float" office:value="1" calcext:value-type="float">
            <text:p>1</text:p>
          </table:table-cell>
          <table:table-cell table:formula="of:=[.B3]/127-1" office:value-type="float" office:value="-1" calcext:value-type="float">
            <text:p>-1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4]/255" office:value-type="float" office:value="1" calcext:value-type="float">
            <text:p>1</text:p>
          </table:table-cell>
          <table:table-cell/>
          <table:table-cell table:formula="of:=[.D4]/255" office:value-type="float" office:value="0" calcext:value-type="float">
            <text:p>0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I4]" office:value-type="float" office:value="2003.93700787402" calcext:value-type="float">
            <text:p>2003.937007874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1500+500*[.E4]" office:value-type="float" office:value="2000" calcext:value-type="float">
            <text:p>2000</text:p>
          </table:table-cell>
          <table:table-cell table:formula="of:=1500-500*[.E4]" office:value-type="float" office:value="1000" calcext:value-type="float">
            <text:p>1000</text:p>
          </table:table-cell>
          <table:table-cell table:formula="of:=1500-500*[.E4]" office:value-type="float" office:value="1000" calcext:value-type="float">
            <text:p>1000</text:p>
          </table:table-cell>
          <table:table-cell table:formula="of:=1500+500*[.E4]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1500-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-500*[.G4]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weird stuff happens when trying to move analog along with r2/l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J8]-1500" office:value-type="float" office:value="500" calcext:value-type="float">
            <text:p>500</text:p>
          </table:table-cell>
          <table:table-cell table:formula="of:=[.K8]-1500" office:value-type="float" office:value="-500" calcext:value-type="float">
            <text:p>-500</text:p>
          </table:table-cell>
          <table:table-cell table:formula="of:=[.L8]-1500" office:value-type="float" office:value="-500" calcext:value-type="float">
            <text:p>-500</text:p>
          </table:table-cell>
          <table:table-cell table:formula="of:=[.M8]-1500" office:value-type="float" office:value="500" calcext:value-type="float">
            <text:p>500</text:p>
          </table:table-cell>
          <table:table-cell table:number-columns-repeated="2"/>
          <table:table-cell table:formula="of:=[.J8]" office:value-type="float" office:value="2000" calcext:value-type="float">
            <text:p>2000</text:p>
          </table:table-cell>
          <table:table-cell table:formula="of:=[.K8]" office:value-type="float" office:value="1000" calcext:value-type="float">
            <text:p>1000</text:p>
          </table:table-cell>
          <table:table-cell table:formula="of:=[.L8]" office:value-type="float" office:value="1000" calcext:value-type="float">
            <text:p>1000</text:p>
          </table:table-cell>
          <table:table-cell table:formula="of:=[.M8]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rotating</text:p>
          </table:table-cell>
          <table:table-cell table:formula="of:=1500+500*[.E4]-500*[.G4]" office:value-type="float" office:value="2000" calcext:value-type="float">
            <text:p>2000</text:p>
          </table:table-cell>
          <table:table-cell table:formula="of:=1500-500*[.E4]+500*[.G4]" office:value-type="float" office:value="1000" calcext:value-type="float">
            <text:p>1000</text:p>
          </table:table-cell>
          <table:table-cell table:formula="of:=1500-500*[.E4]+500*[.G4]" office:value-type="float" office:value="1000" calcext:value-type="float">
            <text:p>1000</text:p>
          </table:table-cell>
          <table:table-cell table:formula="of:=1500+500*[.E4]-500*[.G4]" office:value-type="float" office:value="2000" calcext:value-type="float">
            <text:p>2000</text:p>
          </table:table-cell>
          <table:table-cell table:number-columns-repeated="2"/>
          <table:table-cell table:formula="of:=[.P14]+[.J7]" office:value-type="float" office:value="2500" calcext:value-type="float">
            <text:p>2500</text:p>
          </table:table-cell>
          <table:table-cell table:formula="of:=[.Q14]+[.K7]" office:value-type="float" office:value="1500" calcext:value-type="float">
            <text:p>1500</text:p>
          </table:table-cell>
          <table:table-cell table:formula="of:=[.R14]+[.L7]" office:value-type="float" office:value="1500" calcext:value-type="float">
            <text:p>1500</text:p>
          </table:table-cell>
          <table:table-cell table:formula="of:=[.S14]+[.M7]" office:value-type="float" office:value="2500" calcext:value-type="float">
            <text:p>2500</text:p>
          </table:table-cell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for/back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2"/>
          <table:table-cell table:formula="of:=[.P15]+[.J7]" office:value-type="float" office:value="1500" calcext:value-type="float">
            <text:p>1500</text:p>
          </table:table-cell>
          <table:table-cell table:formula="of:=[.Q15]+[.K7]" office:value-type="float" office:value="500" calcext:value-type="float">
            <text:p>500</text:p>
          </table:table-cell>
          <table:table-cell table:formula="of:=[.R15]+[.L7]" office:value-type="float" office:value="500" calcext:value-type="float">
            <text:p>500</text:p>
          </table:table-cell>
          <table:table-cell table:formula="of:=[.S15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left/right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number-columns-repeated="2"/>
          <table:table-cell table:formula="of:=[.P16]+[.J7]" office:value-type="float" office:value="1500" calcext:value-type="float">
            <text:p>1500</text:p>
          </table:table-cell>
          <table:table-cell table:formula="of:=[.Q16]+[.K7]" office:value-type="float" office:value="1500" calcext:value-type="float">
            <text:p>1500</text:p>
          </table:table-cell>
          <table:table-cell table:formula="of:=[.R16]+[.L7]" office:value-type="float" office:value="500" calcext:value-type="float">
            <text:p>500</text:p>
          </table:table-cell>
          <table:table-cell table:formula="of:=[.S16]+[.M7]"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E4 = r2</text:p>
          </table:table-cell>
          <table:table-cell office:value-type="string" calcext:value-type="string">
            <text:p>G4 = l2</text:p>
          </table:table-cell>
          <table:table-cell table:number-columns-repeated="2"/>
          <table:table-cell table:style-name="Default" table:number-columns-repeated="2"/>
          <table:table-cell table:style-name="Default" table:formula="of:=[.P17]+[.J7]" office:value-type="float" office:value="2500" calcext:value-type="float">
            <text:p>2500</text:p>
          </table:table-cell>
          <table:table-cell table:style-name="Default" table:formula="of:=[.Q17]+[.K7]" office:value-type="float" office:value="500" calcext:value-type="float">
            <text:p>500</text:p>
          </table:table-cell>
          <table:table-cell table:style-name="Default" table:formula="of:=[.R17]+[.L7]" office:value-type="float" office:value="1500" calcext:value-type="float">
            <text:p>1500</text:p>
          </table:table-cell>
          <table:table-cell table:style-name="Default" table:formula="of:=[.S17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4" office:value-type="float" office:value="1500" calcext:value-type="float">
            <text:p>150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0" calcext:value-type="float">
            <text:p>0</text:p>
          </table:table-cell>
          <table:table-cell table:formula="of:=[.N14]*PI()/180" office:value-type="float" office:value="0" calcext:value-type="float">
            <text:p>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Default" office:value-type="float" office:value="180" calcext:value-type="float">
            <text:p>180</text:p>
          </table:table-cell>
          <table:table-cell table:formula="of:=[.N15]*PI()/180" office:value-type="float" office:value="3.14159265358979" calcext:value-type="float">
            <text:p>3.14159265358979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lef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70" calcext:value-type="float">
            <text:p>270</text:p>
          </table:table-cell>
          <table:table-cell table:formula="of:=[.N16]*PI()/180" office:value-type="float" office:value="4.71238898038469" calcext:value-type="float">
            <text:p>4.71238898038469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right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90" calcext:value-type="float">
            <text:p>90</text:p>
          </table:table-cell>
          <table:table-cell table:formula="of:=[.N17]*PI()/180" office:value-type="float" office:value="1.5707963267949" calcext:value-type="float">
            <text:p>1.5707963267949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tate C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360" calcext:value-type="float">
            <text:p>360</text:p>
          </table:table-cell>
          <table:table-cell table:formula="of:=[.N18]*PI()/180" office:value-type="float" office:value="6.28318530717959" calcext:value-type="float">
            <text:p>6.28318530717959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rotate CCW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COS(0)" office:value-type="float" office:value="1.5707963267949" calcext:value-type="float">
            <text:p>1.570796326794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norm</text:p>
          </table:table-cell>
          <table:table-cell office:value-type="string" calcext:value-type="string">
            <text:p>ynorm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normrad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5]/127-1" office:value-type="float" office:value="-1" calcext:value-type="float">
            <text:p>-1</text:p>
          </table:table-cell>
          <table:table-cell table:formula="of:=[.B25]/-127+1" office:value-type="float" office:value="1" calcext:value-type="float">
            <text:p>1</text:p>
          </table:table-cell>
          <table:table-cell table:formula="of:=SQRT([.C25]^2+[.D25]^2)" office:value-type="float" office:value="1.4142135623731" calcext:value-type="float">
            <text:p>1.4142135623731</text:p>
          </table:table-cell>
          <table:table-cell table:formula="of:=[.E25]/SQRT(2)" office:value-type="float" office:value="1" calcext:value-type="float">
            <text:p>1</text:p>
          </table:table-cell>
          <table:table-cell table:formula="of:=ATAN([.C25]/[.D25])" office:value-type="float" office:value="-0.785398163397448" calcext:value-type="float">
            <text:p>-0.785398163397448</text:p>
          </table:table-cell>
          <table:table-cell table:formula="of:=[.G25]*180/PI()" office:value-type="float" office:value="-45" calcext:value-type="float">
            <text:p>-45</text:p>
          </table:table-cell>
          <table:table-cell table:style-name="ce3" table:formula="of:=[.G25]+2*PI()" office:value-type="float" office:value="5.49778714378214" calcext:value-type="float">
            <text:p>5.49778714378214</text:p>
          </table:table-cell>
          <table:table-cell table:formula="of:=[.I25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A26]/127-1" office:value-type="float" office:value="0" calcext:value-type="float">
            <text:p>0</text:p>
          </table:table-cell>
          <table:table-cell table:formula="of:=[.B26]/-127+1" office:value-type="float" office:value="-0.00787401574803148" calcext:value-type="float">
            <text:p>-0.007874015748031</text:p>
          </table:table-cell>
          <table:table-cell table:formula="of:=SQRT([.C26]^2+[.D26]^2)" office:value-type="float" office:value="0.00787401574803148" calcext:value-type="float">
            <text:p>0.007874015748031</text:p>
          </table:table-cell>
          <table:table-cell table:formula="of:=[.E26]/SQRT(2)" office:value-type="float" office:value="0.00556776993060273" calcext:value-type="float">
            <text:p>0.005567769930603</text:p>
          </table:table-cell>
          <table:table-cell table:formula="of:=ATAN([.C26]/[.D26])" office:value-type="float" office:value="-0" calcext:value-type="float">
            <text:p>0</text:p>
          </table:table-cell>
          <table:table-cell table:formula="of:=[.G26]*180/PI()" office:value-type="float" office:value="-0" calcext:value-type="float">
            <text:p>0</text:p>
          </table:table-cell>
          <table:table-cell table:style-name="ce3" table:formula="of:=[.G26]+2*PI()" office:value-type="float" office:value="6.28318530717959" calcext:value-type="float">
            <text:p>6.28318530717959</text:p>
          </table:table-cell>
          <table:table-cell table:formula="of:=[.I26]*180/PI(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table:formula="of:=[.A27]/127-1" office:value-type="float" office:value="1.00787401574803" calcext:value-type="float">
            <text:p>1.00787401574803</text:p>
          </table:table-cell>
          <table:table-cell table:formula="of:=[.B27]/-127+1" office:value-type="float" office:value="-1.00787401574803" calcext:value-type="float">
            <text:p>-1.00787401574803</text:p>
          </table:table-cell>
          <table:table-cell table:formula="of:=SQRT([.C27]^2+[.D27]^2)" office:value-type="float" office:value="1.4253491022343" calcext:value-type="float">
            <text:p>1.4253491022343</text:p>
          </table:table-cell>
          <table:table-cell table:formula="of:=[.E27]/SQRT(2)" office:value-type="float" office:value="1.00787401574803" calcext:value-type="float">
            <text:p>1.00787401574803</text:p>
          </table:table-cell>
          <table:table-cell table:formula="of:=ATAN([.C27]/[.D27])" office:value-type="float" office:value="-0.785398163397448" calcext:value-type="float">
            <text:p>-0.785398163397448</text:p>
          </table:table-cell>
          <table:table-cell table:formula="of:=[.G27]*180/PI()" office:value-type="float" office:value="-45" calcext:value-type="float">
            <text:p>-45</text:p>
          </table:table-cell>
          <table:table-cell table:style-name="ce3" table:formula="of:=[.G27]+2*PI()" office:value-type="float" office:value="5.49778714378214" calcext:value-type="float">
            <text:p>5.49778714378214</text:p>
          </table:table-cell>
          <table:table-cell table:formula="of:=[.I27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[.A28]/127-1" office:value-type="float" office:value="1.00787401574803" calcext:value-type="float">
            <text:p>1.00787401574803</text:p>
          </table:table-cell>
          <table:table-cell table:formula="of:=[.B28]/-127+1" office:value-type="float" office:value="0.992125984251969" calcext:value-type="float">
            <text:p>0.992125984251969</text:p>
          </table:table-cell>
          <table:table-cell table:formula="of:=SQRT([.C28]^2+[.D28]^2)" office:value-type="float" office:value="1.4142574024017" calcext:value-type="float">
            <text:p>1.4142574024017</text:p>
          </table:table-cell>
          <table:table-cell table:formula="of:=[.E28]/SQRT(2)" office:value-type="float" office:value="1.00003099958151" calcext:value-type="float">
            <text:p>1.00003099958151</text:p>
          </table:table-cell>
          <table:table-cell table:formula="of:=ATAN([.C28]/[.D28])" office:value-type="float" office:value="0.793272016421549" calcext:value-type="float">
            <text:p>0.793272016421549</text:p>
          </table:table-cell>
          <table:table-cell table:formula="of:=[.G28]*180/PI()" office:value-type="float" office:value="45.4511385467873" calcext:value-type="float">
            <text:p>45.4511385467873</text:p>
          </table:table-cell>
          <table:table-cell table:style-name="ce3" table:formula="of:=[.G28]+2*PI()" office:value-type="float" office:value="7.07645732360114" calcext:value-type="float">
            <text:p>7.07645732360114</text:p>
          </table:table-cell>
          <table:table-cell table:formula="of:=[.I28]*180/PI()" office:value-type="float" office:value="405.451138546788" calcext:value-type="float">
            <text:p>405.451138546788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9]/127-1" office:value-type="float" office:value="0.00787401574803148" calcext:value-type="float">
            <text:p>0.007874015748031</text:p>
          </table:table-cell>
          <table:table-cell table:formula="of:=[.B29]/-127+1" office:value-type="float" office:value="1" calcext:value-type="float">
            <text:p>1</text:p>
          </table:table-cell>
          <table:table-cell table:formula="of:=SQRT([.C29]^2+[.D29]^2)" office:value-type="float" office:value="1.00003099958151" calcext:value-type="float">
            <text:p>1.00003099958151</text:p>
          </table:table-cell>
          <table:table-cell table:formula="of:=[.E29]/SQRT(2)" office:value-type="float" office:value="0.707128701200849" calcext:value-type="float">
            <text:p>0.707128701200849</text:p>
          </table:table-cell>
          <table:table-cell table:formula="of:=ATAN([.C29]/[.D29])" office:value-type="float" office:value="0.00787385302410053" calcext:value-type="float">
            <text:p>0.00787385302410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A30]/127-1" office:value-type="float" office:value="0.00787401574803148" calcext:value-type="float">
            <text:p>0.007874015748031</text:p>
          </table:table-cell>
          <table:table-cell table:formula="of:=[.B30]/-127+1" office:value-type="float" office:value="-1.00787401574803" calcext:value-type="float">
            <text:p>-1.00787401574803</text:p>
          </table:table-cell>
          <table:table-cell table:formula="of:=SQRT([.C30]^2+[.D30]^2)" office:value-type="float" office:value="1.00790477315273" calcext:value-type="float">
            <text:p>1.00790477315273</text:p>
          </table:table-cell>
          <table:table-cell table:formula="of:=[.E30]/SQRT(2)" office:value-type="float" office:value="0.712696299886587" calcext:value-type="float">
            <text:p>0.712696299886587</text:p>
          </table:table-cell>
          <table:table-cell table:formula="of:=ATAN([.C30]/[.D30])" office:value-type="float" office:value="-0.0078123410601011" calcext:value-type="float">
            <text:p>-0.00781234106010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[.A31]/127-1" office:value-type="float" office:value="-1" calcext:value-type="float">
            <text:p>-1</text:p>
          </table:table-cell>
          <table:table-cell table:formula="of:=[.B31]/-127+1" office:value-type="float" office:value="0.00787401574803148" calcext:value-type="float">
            <text:p>0.007874015748031</text:p>
          </table:table-cell>
          <table:table-cell table:formula="of:=SQRT([.C31]^2+[.D31]^2)" office:value-type="float" office:value="1.00003099958151" calcext:value-type="float">
            <text:p>1.00003099958151</text:p>
          </table:table-cell>
          <table:table-cell table:formula="of:=[.E31]/SQRT(2)" office:value-type="float" office:value="0.707128701200849" calcext:value-type="float">
            <text:p>0.707128701200849</text:p>
          </table:table-cell>
          <table:table-cell table:formula="of:=ATAN([.C31]/[.D31])" office:value-type="float" office:value="-1.5629224737708" calcext:value-type="float">
            <text:p>-1.562922473770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formula="of:=[.A32]/127-1" office:value-type="float" office:value="0.102362204724409" calcext:value-type="float">
            <text:p>0.102362204724409</text:p>
          </table:table-cell>
          <table:table-cell table:formula="of:=[.B32]/-127+1" office:value-type="float" office:value="0" calcext:value-type="float">
            <text:p>0</text:p>
          </table:table-cell>
          <table:table-cell table:formula="of:=SQRT([.C32]^2+[.D32]^2)" office:value-type="float" office:value="0.102362204724409" calcext:value-type="float">
            <text:p>0.102362204724409</text:p>
          </table:table-cell>
          <table:table-cell table:formula="of:=[.E32]/SQRT(2)" office:value-type="float" office:value="0.0723810090978356" calcext:value-type="float">
            <text:p>0.072381009097836</text:p>
          </table:table-cell>
          <table:table-cell table:formula="of:=ATAN([.C32]/[.D3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5:Sheet1.I28">
            <calcext:condition calcext:apply-style-name="Accent" calcext:value="&lt;0" calcext:base-cell-address="Sheet1.I25"/>
            <calcext:condition calcext:apply-style-name="Accent" calcext:value="=0" calcext:base-cell-address="Sheet1.I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8:59:23.16108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1-01-13T15:12:18Z</meta:creation-date>
    <dc:date>2021-02-05T19:54:00.397138988</dc:date>
    <meta:editing-cycles>6</meta:editing-cycles>
    <meta:editing-duration>PT8H51M17S</meta:editing-duration>
    <meta:document-statistic meta:table-count="1" meta:cell-count="263" meta:object-count="0"/>
  </office:meta>
</office:document-meta>
</file>